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Discovery.createProjectComponent( Project project , String ns , String task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askDiscovery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TaskDiscovery.toString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